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27.84pt" svg:y="2.83pt">
            <loext:p draw:notify-on-update-of-ranges="results.A1:results.A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31T08:53:49.589316019</dc:date>
    <meta:editing-duration>PT6M39S</meta:editing-duration>
    <meta:editing-cycles>1</meta:editing-cycles>
    <meta:document-statistic meta:table-count="1" meta:cell-count="2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48cm" svg:y="4.202cm" style:legend-expansion="high" chart:style-name="ch2"/>
        <chart:plot-area chart:style-name="ch3" table:cell-range-address="results.A1:results.A200" svg:x="0.32cm" svg:y="0.18cm" svg:width="13.108cm" svg:height="8.64cm">
          <chartooo:coordinate-region svg:x="1.161cm" svg:y="0.285cm" svg:width="12.267cm" svg:height="7.4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A1:results.A200" chart:class="chart:area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results.A1:results.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